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T RECORDER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URT RECORDER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redentials (1:1, 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redentials (1:1, 5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servant of Jesus (1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n apostle (1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been set apart to preach the gospel (1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a missionary to the Gentiles (1:5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URT RECORDER (1:1-17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credentials (1:1, 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hrist (1:2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hrist (1:2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Messiah was prophesied in the Old Testament (1: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essiah is now proclaimed in the New Testament (1:3-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Messiah is now proclaimed in the New Testament (1:3-4)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In regard to his human nature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In regard to his divine nature (1: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is Christ (1:2-4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Messiah was prophesied in the Old Testament (1: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Messiah is now proclaimed in the New Testament (1:3-4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OURT RECORDER (1:1-17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credentials (1:1, 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Christ (1:2-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congregation (1:6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congregation (1:6-15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identity of this church (1:6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intercession for this church (1:8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The intercession for this church (1:8-10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praise of them (1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yers for them (1:9-1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congregation (1:6-15):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identity of this church (1:6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intercession for this church (1:8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interest in this church (1:11-1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interest in this church (1:11-13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Paul desires to see them (1:11-12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Paul desires to serve them (1:1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His congregation (1:6-15):<text:s text:c="1"/></text:span><text:span text:style-name="a614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identity of this church (1:6-7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intercession for this church (1:8-1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interest in this church (1:11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ebtedness to the church (1:14-1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COURT RECORDER (1:1-17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credentials (1:1, 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Christ (1:2-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congregation (1:6-1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is confidence (1:16-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His confidence (1:16-17):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o bring about saving faith for sinners (1: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o bring about sanctifying faith for saints (1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URT RECORDER (1:1-17):<text:s text:c="1"/></text:span><text:span text:style-name="a671" text:class-names=""/></text:p>
          </draw:text-box>
          <svg:title/>
          <svg:desc/>
        </draw:frame>
        <draw:frame draw:id="id114" presentation:style-name="a689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is credentials (1:1, 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is Christ (1:2-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is congregation (1:6-1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is confidence (1:16-1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7" draw:style-name="a690" draw:master-page-name="Master1-Layout12-tx-Title-and-Text" presentation:presentation-page-layout-name="Master1-PPL12" draw:id="Slide-272">
        <draw:frame draw:id="id115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ROMANS 1</text:span><text:span text:style-name="a692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THE COURT RECORDER (1:1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OURT RECORD (1:1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COURT RECORD (1:18-32):<text:s text:c="1"/></text:span><text:span text:style-name="a707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general charge (1:18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ecific charges (1:20-32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specific charges (1:20-32)<text:s text:c="1"/></text:span><text:span text:style-name="a722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First indictment inexcusable ignorance (1:2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Second indictment-ingratitude (1:21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ird indictment-insolence (1:2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Fourth indictment-idolatry (1:2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Fifth indictment-immorality (1:24-27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ixth indictment-incorrigibility (1:28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Sixth indictment-incorrigibility (1:28-32)<text:s text:c="1"/></text:span><text:span text:style-name="a749" text:class-names=""/></text:p>
          </draw:text-box>
          <svg:title/>
          <svg:desc/>
        </draw:frame>
        <draw:frame draw:id="id122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y embrace their wicked deeds (1:28-31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y endorse their wicked deeds (1:32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1" draw:style-name="a762" draw:master-page-name="Master1-Layout12-tx-Title-and-Text" presentation:presentation-page-layout-name="Master1-PPL12" draw:id="Slide-276">
        <draw:frame draw:id="id123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specific charges (1:20-32)<text:s text:c="1"/></text:span><text:span text:style-name="a764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First indictment inexcusable ignorance (1:2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Second indictment-ingratitude (1:21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ird indictment-insolence (1:22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Fourth indictment-idolatry (1:2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Fifth indictment-immorality (1:24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Sixth indictment-incorrigibility (1:28-3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COURT RECORD (1:18-32):<text:s text:c="1"/></text:span><text:span text:style-name="a791" text:class-names=""/></text:p>
          </draw:text-box>
          <svg:title/>
          <svg:desc/>
        </draw:frame>
        <draw:frame draw:id="id12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general charge (1:18-1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pecific charges (1:20-3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3" draw:style-name="a804" draw:master-page-name="Master1-Layout12-tx-Title-and-Text" presentation:presentation-page-layout-name="Master1-PPL12" draw:id="Slide-278">
        <draw:frame draw:id="id12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ROMANS 1</text:span><text:span text:style-name="a806" text:class-names=""/></text:p>
          </draw:text-box>
          <svg:title/>
          <svg:desc/>
        </draw:frame>
        <draw:frame draw:id="id12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COURT RECORDER (1:1-17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COURT RECORD (1:18-32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</dc:title>
    <meta:initial-creator>David STRICKLAND</meta:initial-creator>
    <dc:creator>David STRICKLAND</dc:creator>
    <meta:creation-date>2020-02-22T17:40:49Z</meta:creation-date>
    <dc:date>2020-02-22T17:40:50Z</dc:date>
    <meta:template xlink:href="BibleStudy" xlink:type="simple"/>
    <meta:editing-cycles>1</meta:editing-cycles>
    <meta:editing-duration>PT0S</meta:editing-duration>
    <meta:document-statistic meta:paragraph-count="85" meta:word-count="638"/>
  </office:meta>
</office:document-meta>
</file>